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text-properties officeooo:paragraph-rsid="0017552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780298996" text:style-name="L1">
        <text:list-item>
          <text:p text:style-name="P3"><text:a xlink:type="simple" xlink:href="#introduction-to-this-writing" text:style-name="Internet_20_link" text:visited-style-name="Visited_20_Internet_20_Link"><text:span text:style-name="Definition">Introduction to This Writing</text:span></text:a></text:p>
        </text:list-item>
        <text:list-item>
          <text:p text:style-name="P3"><text:a xlink:type="simple" xlink:href="#chapter-introduction" text:style-name="Internet_20_link" text:visited-style-name="Visited_20_Internet_20_Link"><text:span text:style-name="Definition">Chapter introduction</text:span></text:a></text:p>
        </text:list-item>
        <text:list-item>
          <text:p text:style-name="P3"><text:a xlink:type="simple" xlink:href="#study-of-vignette-a" text:style-name="Internet_20_link" text:visited-style-name="Visited_20_Internet_20_Link"><text:span text:style-name="Definition">Study of Vignette A</text:span></text:a></text:p>
          <text:list text:style-name="L2">
            <text:list-item>
              <text:p text:style-name="P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3"><text:a xlink:type="simple" xlink:href="#the-use-of-gdps-explored-from-a-cultural-focus" text:style-name="Internet_20_link" text:visited-style-name="Visited_20_Internet_20_Link"><text:span text:style-name="Definition">The use of GDPs explored from a cultural focus</text:span></text:a></text:p>
          <text:list text:style-name="L3">
            <text:list-item>
              <text:p text:style-name="P5"><text:a xlink:type="simple" xlink:href="#developing-a-language-for-informal-feedback-for-peers-to-influence-modification-of-games" text:style-name="Internet_20_link" text:visited-style-name="Visited_20_Internet_20_Link"><text:span text:style-name="Definition">Developing a language for informal feedback for peers to influence modification of games</text:span></text:a></text:p>
            </text:list-item>
            <text:list-item>
              <text:p text:style-name="P5"><text:a xlink:type="simple" xlink:href="#the-propagation-of-use-of-gdps-and-associated-practices-stemming-from-playtesting" text:style-name="Internet_20_link" text:visited-style-name="Visited_20_Internet_20_Link"><text:span text:style-name="Definition">The propagation of use of GDPs and associated practices stemming from playtesting</text:span></text:a></text:p>
            </text:list-item>
            <text:list-item>
              <text:p text:style-name="P5"><text:a xlink:type="simple" xlink:href="#gdp-used-to-allow-exploration-of-home-and-professional-funds-of-knowledge-and-practices" text:style-name="Internet_20_link" text:visited-style-name="Visited_20_Internet_20_Link"><text:span text:style-name="Definition">GDP used to allow exploration of home and professional funds of knowledge and practices</text:span></text:a></text:p>
            </text:list-item>
            <text:list-item>
              <text:p text:style-name="P5"><text:a xlink:type="simple" xlink:href="#gdps-and-the-role-of-documentation-and-supporting-resources" text:style-name="Internet_20_link" text:visited-style-name="Visited_20_Internet_20_Link"><text:span text:style-name="Definition">GDPs and the role of documentation and supporting resources</text:span></text:a></text:p>
            </text:list-item>
          </text:list>
        </text:list-item>
        <text:list-item>
          <text:p text:style-name="P3"><text:a xlink:type="simple" xlink:href="#the-use-of-gdps-examined-from-an-interpersonal-focus" text:style-name="Internet_20_link" text:visited-style-name="Visited_20_Internet_20_Link"><text:span text:style-name="Definition">The use of GDPs examined from an interpersonal focus</text:span></text:a></text:p>
          <text:list text:style-name="L4">
            <text:list-item>
              <text:p text:style-name="P6"><text:a xlink:type="simple" xlink:href="#gdps-used-to-facilitate-prioritisation" text:style-name="Internet_20_link" text:visited-style-name="Visited_20_Internet_20_Link"><text:span text:style-name="Definition">GDPs used to facilitate prioritisation</text:span></text:a></text:p>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supporting-ideation-processes" text:style-name="Internet_20_link" text:visited-style-name="Visited_20_Internet_20_Link"><text:span text:style-name="Definition">GDPs supporting ideation processes</text:span></text:a></text:p>
            </text:list-item>
            <text:list-item>
              <text:p text:style-name="P6"><text:a xlink:type="simple" xlink:href="#use-of-evolving-gdp-terminology-to-facilitate-working-practices" text:style-name="Internet_20_link" text:visited-style-name="Visited_20_Internet_20_Link"><text:span text:style-name="Definition">Use of evolving GDP terminology to facilitate working practices</text:span></text:a></text:p>
            </text:list-item>
            <text:list-item>
              <text:p text:style-name="P6"><text:a xlink:type="simple" xlink:href="#gdps-facilitating-designing-for-others" text:style-name="Internet_20_link" text:visited-style-name="Visited_20_Internet_20_Link"><text:span text:style-name="Definition">GDPs facilitating designing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item>
          </text:list>
        </text:list-item>
        <text:list-item>
          <text:p text:style-name="P3"><text:a xlink:type="simple" xlink:href="#the-use-of-gdps-explored-from-a-personal-focus" text:style-name="Internet_20_link" text:visited-style-name="Visited_20_Internet_20_Link"><text:span text:style-name="Definition">The use of GDPs explored from a personal focus</text:span></text:a></text:p>
          <text:list text:style-name="L5">
            <text:list-item>
              <text:p text:style-name="P7"><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7"><text:a xlink:type="simple" xlink:href="#gdps-as-a-way-to-surface-and-discuss-computational-thinking-and-systems-concepts" text:style-name="Internet_20_link" text:visited-style-name="Visited_20_Internet_20_Link"><text:span text:style-name="Definition">GDPs as a way to surface and discuss Computational Thinking and Systems Concepts</text:span></text:a></text:p>
            </text:list-item>
            <text:list-item>
              <text:p text:style-name="P7"><text:a xlink:type="simple" xlink:href="#use-of-gdps-in-personal-dimensions-of-community-participation" text:style-name="Internet_20_link" text:visited-style-name="Visited_20_Internet_20_Link"><text:span text:style-name="Definition">Use of GDPs in personal dimensions of community participation</text:span></text:a></text:p>
            </text:list-item>
          </text:list>
        </text:list-item>
        <text:list-item>
          <text:p text:style-name="P3"><text:a xlink:type="simple" xlink:href="#additional-chapter-discussion" text:style-name="Internet_20_link" text:visited-style-name="Visited_20_Internet_20_Link"><text:span text:style-name="Definition">Additional Chapter Discussion</text:span></text:a></text:p>
          <text:list text:style-name="L6">
            <text:list-item>
              <text:p text:style-name="P8"><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competency</text:span></text:a></text:p>
            </text:list-item>
            <text:list-item>
              <text:p text:style-name="P8"><text:a xlink:type="simple" xlink:href="#agency-autonomy-and-walled-gardens" text:style-name="Internet_20_link" text:visited-style-name="Visited_20_Internet_20_Link"><text:span text:style-name="Definition">Agency, Autonomy and Walled Gardens</text:span></text:a></text:p>
            </text:list-item>
            <text:list-item>
              <text:p text:style-name="P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xml:id="list3990566208" text:style-name="L7">
        <text:list-item>
          <text:p text:style-name="P9">Introduction: Research landscape to develop coding and design practices in line with social understandings of learning. In particular, the intentional development of a <text:soft-page-break/>communities of designers and coders with an educational aims has been explored paying particular attention strategies that educators can use to aid these processes.</text:p>
        </text:list-item>
        <text:list-item>
          <text:p text:style-name="P9">The study uses mixed methods in methodology. Informed by analysis of journal diary, notes, video data and interviews (Methodology)</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Game making is based on remixing code from an existing incomplete game template (half-baked games &amp; scratch community processes) (Literature review and Design)</text:p>
        </text:list-item>
        <text:list-item>
          <text:p text:style-name="P9">A narrow data samples has been used for this study. This prioritises a greater depth of analysis on interactions over generalisation. This is justified in a section on data validity in Methdology chpater.<text:line-break/></text:p>
        </text:list-item>
        <text:list-item>
          <text:p text:style-name="P9">Results chapters use Rogoff’s 3 planes of analysis (Cultural, Interpersonal and Personal) which aligns well with AT (Methodology)</text:p>
        </text:list-item>
        <text:list-item>
          <text:p text:style-name="P9">The concepts of resolving tensions within activity from Activity Theory are used to explore the evolution of the design of activities and resources. (Design results)</text:p>
        </text:list-item>
        <text:list-item>
          <text:p text:style-name="P9">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532608555" text:style-name="L8">
        <text:list-item>
          <text:p text:style-name="P10">How can game design patterns support the development of coding practices by novices?</text:p>
        </text:list-item>
        <text:list-item>
          <text:p text:style-name="P10">How can the experience of fostering community focused digital game making practices inform wider practice in this area?</text:p>
        </text:list-item>
        <text:list-item>
          <text:p text:style-name="P10"><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text:soft-page-break/>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ext:soft-page-break/>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text:soft-page-break/>Developing a language for informal feedback for peers to influence modification of games<text:bookmark-end text:name="developing-a-language-for-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text:p>
      <text:p text:style-name="Text_20_body">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ext:soft-page-break/>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 GDPs and the emergence of gameplay concepts and practices through Playtesting</text:p>
      <text:p text:style-name="First_20_paragraph">cause he’s an astronaut, you see.</text:p>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YKA4xmu83"/>(Rogoff, 2003)<text:reference-mark-end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YKA4xmu83"/>. EXPAND EITHER HERE OR IN DISCUSSION.</text:p>
      <text:h text:style-name="Heading_20_3" text:outline-level="3"><text:bookmark-start text:name="the-propagation-of-use-of-gdps-and-associated-practices-stemming-from-playtesting"/><text:soft-page-break/>The propagation of use of GDPs and associated practices stemming from playtesting<text:bookmark-end text:name="the-propagation-of-use-of-gdps-and-associated-practices-stemming-from-playtesting"/></text:h>
      <text:p text:style-name="P2">The implementation of particular GDPs by participant pairs or individuals often spread through peer activity incorporating or emerging from play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text:soft-page-break/>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Playtesting also helped propogate emerging practices. For example, after testing Mi’s game 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2">GDPs allow participants to share and explore their home funds of knowledge and practices in the emerging learning community.</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text:soft-page-break/>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text:soft-page-break/>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text:soft-page-break/>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Te looks to try replicate a previous pattern of work where he scans the provided menu of patterns to</text:p>
      <text:p text:style-name="Text_20_body">The pair’s process here as they work on adding a pattern of <text:span text:style-name="T3">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reformatted_20_Text">Ma: I’ve brought the music, and also we could just concentrate on one thing and just change that.</text:p>
      <text:p text:style-name="Preformatted_20_Text">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text:soft-page-break/>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text:soft-page-break/>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p text:style-name="Text_20_body">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P11">Other examples of division of labour</text:p>
      <text:p text:style-name="Text_20_body">While the above interaction between Fi and Ma points to the parent doing the heavy lifting for code implementation, this was not always the case.</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s by the child show that the child proposes that the mother is the person who will be responsible for implementing the GDP. As noted in the vignette above Sh took on the majority of coding activity with in put</text:p>
      <text:p text:style-name="Text_20_body"><text:soft-page-break/>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nsion exist between varied goals of activities. Namely to complete the game, to keep the child involved in different parts of the design process. Both the parent and child navigate solutions to these tensions.</text:p>
      <text:p text:style-name="Text_20_body">The design choice of a grid of letters representing different elements of the platform game appears appropriate in the case of a novice learning to code and read at the same time.</text:p>
      <text:p text:style-name="Text_20_body">It is of value to explore during which design stages is the child is most active and engaged.</text:p>
      <text:p text:style-name="P11">Notes to integrate here</text:p>
      <text:p text:style-name="Text_20_body">While the child makes direct delegation they are free to undertake other activities.</text:p>
      <text:list xml:id="list3186573746" text:style-name="L9">
        <text:list-item>
          <text:p text:style-name="P12">At certain points in the create stage the parent needs total concentration and is not able to respond effectively to requests of attention.</text:p>
        </text:list-item>
        <text:list-item>
          <text:p text:style-name="P12">At times the parent asked the child to seek help from facilitator.<text:line-break/></text:p>
        </text:list-item>
        <text:list-item>
          <text:p text:style-name="P12">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QFUpeiaGys"/>(Lave, 1991)<text:reference-mark-end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QFUpeiaGys"/>, or as an observation stage of LOPI model <text:reference-mark-start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ZcMNtXqeyJ"/>(Rogoff, 2014)<text:reference-mark-end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ZcMNtXqeyJ"/>.</text:p>
      <text:p text:style-name="Text_20_body">Indeed while this arrangement seems mutually suitable, the possibility for children to not engage in community activities is seen by Rogoff <text:reference-mark-start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acNfNzznWI"/>(2003; 2016)<text:reference-mark-end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acNfNzznWI"/> as an important characteristics in participation based models of learning.</text:p>
      <text:h text:style-name="Heading_20_3" text:outline-level="3"><text:bookmark-start text:name="gdps-supporting-ideation-processes"/>GDPs supporting ideation processes<text:bookmark-end text:name="gdps-supporting-ideation-processes"/></text:h>
      <text:p text:style-name="First_20_paragraph">The design chapter explored the tension between reduced choice of genre of game,<text:line-break/>The provision of the menu of GDPs saw a rapid increase in speed or decrease in time spend in ideation phase.</text:p>
      <text:h text:style-name="Heading_20_4" text:outline-level="4"><text:bookmark-start text:name="paper-prototyping"/>Paper prototyping<text:bookmark-end text:name="paper-prototyping"/></text:h>
      <text:p text:style-name="First_20_paragraph">When GDP was completed and participant or pair move to a new phase there is evidence of a reenergising effect. The use of varied tools and practices are a contributing factor to this effect. 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text:soft-page-break/>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xml:id="list733580566" text:style-name="L10">
        <text:list-item>
          <text:p text:style-name="P13">Fi and Ma also discuss the use of paper to clarify initial GDP ideas in interview data.</text:p>
        </text:list-item>
        <text:list-item>
          <text:p text:style-name="P13">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3" text:outline-level="3"><text:bookmark-start text:name="use-of-evolving-gdp-terminology-to-facilitate-working-practices"/>Use of evolving GDP terminology to facilitate working practices<text:bookmark-end text:name="use-of-evolving-gdp-terminology-to-facilitate-working-practices"/></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text:soft-page-break/>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search (set up for discussion on this)</text:p>
      <text:p text:style-name="Text_20_body">I found many examples of pair partners and peers nudging others into imagining others user experience to suggest game design alterations of additions.</text:p>
      <text:p text:style-name="Text_20_body">In the starting vignette of the chapter both Th and Sh imagine the user experience and begin a conflict over it.</text:p>
      <text:p text:style-name="Text_20_body">Once the code for the new game mechanic has been added, the child is guided to take on challenge of making smaller changes that give rapid feedback. To aid the process the parent navigates to a particular part of the code for child to alter design. The changes the child makes have a large impact on the end users experience.</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text:soft-page-break/>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PRIORITY HIGH Find other examples…</text:p>
      <text:h text:style-name="Heading_20_4" text:outline-level="4"><text:bookmark-start text:name="discussion-on-designing-for-others"/>Discussion on designing for others<text:bookmark-end text:name="discussion-on-designing-for-others"/></text:h>
      <text:p text:style-name="First_20_paragraph">Shifts can be described as shifting between levels of activity if viewing activity through an AT lens that encompasses nested levels of activity system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p text:style-name="Text_20_body">We have explored in the literature review the value of design as a process, to see surrounding world as a designed experience, Latour. Other researchers propose that early (all) stages of ask and imagine are more productive when informed by a realistic sense of what the end user experience is.</text:p>
      <text:p text:style-name="Text_20_body">I also propose that the use of GDP as a unit of activity may help the overall process of design for others by providing the FOLLOWING</text:p>
      <text:list xml:id="list2603089640" text:style-name="L11">
        <text:list-item>
          <text:p text:style-name="P14">discreet and clear goals which are nested in the wider goal of making an engaging game</text:p>
        </text:list-item>
        <text:list-item>
          <text:p text:style-name="P14">clear terms to use as a lingua-franca during self testing and playtesting.</text:p>
        </text:list-item>
      </text:list>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Text_20_body">Ne appears reluctant to help at first and when she does she is mostly non-verbal and makes changes quickly in a way that her mother cannot then follow or replicat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text:soft-page-break/>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text:soft-page-break/>explain the process.</text:p>
      <text:p text:style-name="Text_20_body">This is seen in a similar example. As a common example the process of “getting it in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citationID&quot;:&quot;yyshtqj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9uBqjSfL9N"/>(Rogoff, 1995)<text:reference-mark-end text:name="ZOTERO_ITEM CSL_CITATION {&quot;citationID&quot;:&quot;yyshtqj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9uBqjSfL9N"/>, knowledge or processes which individuals adopt, reuse and transform fits within this plane. Thus beyond solo activity demonstrating personal knowledge, expressions of personal knowledge or practices when they are shared back into the community activity are also valid here. In this section the processes of personal appropriation of experience <text:soft-page-break/>and knowledge emerging from game making are examined closely in relation to participants experience of GDPs.</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P11">Reflection on debugging:</text:p>
      <text:p text:style-name="Text_20_body">The experience of debugging appears to be a particular practice evoking certain feelings. frustration and elation See kinds of errors ??</text:p>
      <text:p text:style-name="P11">Building fluidity on process.</text:p>
      <text:p text:style-name="Text_20_body">The use of these tools and processes are introduced to solve a particular problem in 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text:soft-page-break/>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p text:style-name="P11">Discussion on Personal Focus</text:p>
      <text:p text:style-name="Text_20_body">NOTE - Sumarise this and shift to another section.</text:p>
      <text:p text:style-name="Text_20_body">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My work on a learning dimensions framework for this intervention was driven by integration with curriculum based learning settings to devise a map - similar to drive of Bevan and colleagues to justify learning happening in science-focused tinkering exhibits in museums <text:reference-mark-start text:name="ZOTERO_ITEM CSL_CITATION {&quot;citationID&quot;:&quot;prwlykvr&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pfVMR2vjn"/>(2013; 2015)<text:reference-mark-end text:name="ZOTERO_ITEM CSL_CITATION {&quot;citationID&quot;:&quot;prwlykvr&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pfVMR2vjn"/></text:p>
      <text:p text:style-name="Text_20_body">In AT the change of activity is a shift in scope of activity system. Different AT scopes allow for different use of volitional TADS. Different affordences are presented.</text:p>
      <text:p text:style-name="Text_20_body"><text:soft-page-break/>For example metacognitive activities could be developed to link completion of each GDP with a reflective activity to expressly explore CT and systems.</text:p>
      <text:p text:style-name="Text_20_body">When I consult my journal, there is a ongoing reluctance to shift learners and to focus on more abstract knowledge. I propose that imposed shifts of focus/scope may be disorientating to the learner.</text:p>
      <text:p text:style-name="Text_20_body">Instead, learners should take charge, Also when directing attention back on track GDPs is more linked to main mission Although the full picture is more nuanced. </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In teaching computing pedagogy the concepts of levels of abstraction is explored in some depth with an aim of <text:reference-mark-start text:name="ZOTERO_ITEM CSL_CITATION {&quot;citationID&quot;:&quot;huhlfeh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ShdJ9ekY3u"/>(Statter and Armoni, 2016; Waite et al., 2016, 2018a)<text:reference-mark-end text:name="ZOTERO_ITEM CSL_CITATION {&quot;citationID&quot;:&quot;huhlfeh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ShdJ9ekY3u"/>.</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jtjhgpgd&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SEdmLxjGxv"/>(Waite et al., 2018b)<text:reference-mark-end text:name="ZOTERO_ITEM CSL_CITATION {&quot;citationID&quot;:&quot;jtjhgpgd&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SEdmLxjGxv"/>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gutrzqtc&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yaxCzRF05m"/>(Dearden and Finlay, 2006)<text:reference-mark-end text:name="ZOTERO_ITEM CSL_CITATION {&quot;citationID&quot;:&quot;gutrzqtc&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yaxCzRF05m"/>. The idea of middle level construct is also present in the research of eriksson and colleagues using GDP to collaboratively design games with young people. <text:reference-mark-start text:name="ZOTERO_ITEM CSL_CITATION {&quot;citationID&quot;:&quot;ezfxdzb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SCe61WZ99"/>(2019)<text:reference-mark-end text:name="ZOTERO_ITEM CSL_CITATION {&quot;citationID&quot;:&quot;ezfxdzb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SCe61WZ99"/></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ext:soft-page-break/>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p text:style-name="P11">Exploring the grokkable nature of GDPs</text:p>
      <text:p text:style-name="Text_20_body">Another example of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hey thinking of a feature – wrap around like Pac-man</text:p>
      <text:p text:style-name="Preformatted_20_Text">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text:soft-page-break/>As aligned with the learning design principle of rapid feedback, changes in the code which Te is altering to impact on the new design pattern of a top down game, are immediately apparent in the preview window.</text:p>
      <text:p text:style-name="Text_20_body">As such, Te does not feel the need to prototype on paper. GDPs if well designed can be accessible in this grokkable way. The term grok is used here to indicate an embodied, intuitive understanding that mirrors the concept of deep learning. https://en.wikipedia.org/wiki/Grok</text:p>
      <text:p text:style-name="Text_20_body">Repeated practice is an important part of this process. Other examples of grokking concepts?</text:p>
      <text:h text:style-name="Heading_20_3" text:outline-level="3"><text:bookmark-start text:name="agency-autonomy-and-walled-gardens"/>Agency, Autonomy and Walled Gardens<text:bookmark-end text:name="agency-autonomy-and-walled-gardens"/></text:h>
      <text:p text:style-name="First_20_paragraph">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P17">Affordances have been misused, assigned magical properties, including agency of themselves. However, affordances are originally conceived of as part of activity, not separated from it. <text:reference-mark-start text:name="ZOTERO_ITEM CSL_CITATION {&quot;citationID&quot;:&quot;oplrcnt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uoPFcrmLpE"/><text:span text:style-name="T8">(B\a erentsen and Trettvik, 2002)</text:span><text:reference-mark-end text:name="ZOTERO_ITEM CSL_CITATION {&quot;citationID&quot;:&quot;oplrcnt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uoPFcrmLpE"/>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ecH0aJBqCc"/>(Hopwood, 2022)<text:reference-mark-end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ecH0aJBqCc"/>.</text:p>
      <text:p text:style-name="P11">Play testing, playgrounds and a walled garden - impact on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xml:id="list342894492" text:style-name="L12">
        <text:list-item>
          <text:p text:style-name="P15">outlines the advantages to using a restricted set of collaged GDPs which participants cover step by step.</text:p>
        </text:list-item>
        <text:list-item>
          <text:p text:style-name="P15">compares again to instructional tutorials (previously explored in methods chapter)AND to the process of working on a sprawling problem which seems unmanagable</text:p>
        </text:list-item>
        <text:list-item>
          <text:p text:style-name="P15">but which in with participants have to work with facilitators in depth to overcome issues to preserve a totally learner-driven approach (as per first iteration)</text:p>
        </text:list-item>
        <text:list-item>
          <text:p text:style-name="P15">The reduced list of GDPs in a framework in Eriksson’s intervention <text:reference-mark-start text:name="ZOTERO_ITEM CSL_CITATION {&quot;citationID&quot;:&quot;gbqfqnz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qUDXo6sw2"/>(2019)<text:reference-mark-end text:name="ZOTERO_ITEM CSL_CITATION {&quot;citationID&quot;:&quot;gbqfqnz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qUDXo6sw2"/>,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4182898165" text:style-name="L13">
        <text:list-item>
          <text:p text:style-name="P16">One to one instruction to explain concepts and allow freedom of choice is ideal but unrealistic in classrooms.</text:p>
        </text:list-item>
      </text:list>
      <text:p text:style-name="First_20_paragraph"><text:soft-page-break/>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XYkt4DKCWt">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evan, B., Gutwill, J. P., Petrich, M. and Wilkinson, K. (2015) ‘Learning Through STEM-Rich Tinkering: Findings From a Jointly Negotiated Research Project Taken Up in Practice.’ <text:span text:style-name="T2">Science Education</text:span>, 99(1) pp. 98–120.</text:p>
        <text:p text:style-name="Bibliography_20_1">Dearden, A. and Finlay, J. (2006) ‘Pattern Languages in HCI: A Critical Review.’ <text:span text:style-name="T2">Human–Computer Interaction</text:span>, 21(1) pp. 49–102.</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text:soft-page-break/>Petrich, M., Wilkinson, K. and Bevan, B. (2013) ‘It looks like fun, but are they learning?’ <text:span text:style-name="T2">In</text:span> <text:span text:style-name="T2">Design, Make, Play</text:span>. New York: Routledge, p. 21.</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09T15:26:37Z</meta:creation-date>
    <dc:date>2023-03-09T15:28:23.005189557</dc:date>
    <meta:editing-duration>PT1M32S</meta:editing-duration>
    <meta:editing-cycles>1</meta:editing-cycles>
    <meta:document-statistic meta:table-count="0" meta:image-count="0" meta:object-count="0" meta:page-count="26" meta:paragraph-count="450" meta:word-count="11693" meta:character-count="69378" meta:non-whitespace-character-count="58139"/>
    <meta:user-defined meta:name="ZOTERO_PREF_1">&lt;data data-version="3" zotero-version="6.0.18"&gt;&lt;session id="53Om91JZ"/&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